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07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office:forms form:automatic-focus="false" form:apply-design-mode="false"/>
        <table:shapes>
          <draw:frame draw:z-index="0" draw:name="https://s.yimg.com/uc/fin/img/reports-thumbnails/1.png" draw:style-name="gr1" draw:text-style-name="P1" svg:width="0.846cm" svg:height="0.846cm" svg:x="0cm" svg:y="0.452cm">
            <draw:image xlink:href="https://s.yimg.com/uc/fin/img/reports-thumbnails/1.png" xlink:type="simple" xlink:show="embed" xlink:actuate="onLoad" draw:mime-type="image/png">
              <text:p/>
            </draw:image>
          </draw:frame>
          <draw:frame draw:z-index="1" draw:name="https://s.yimg.com/uc/fin/img/reports-thumbnails/4030.png" draw:style-name="gr1" draw:text-style-name="P1" svg:width="0.846cm" svg:height="0.846cm" svg:x="0cm" svg:y="108.825cm">
            <draw:image xlink:href="https://s.yimg.com/uc/fin/img/reports-thumbnails/4030.png" xlink:type="simple" xlink:show="embed" xlink:actuate="onLoad" draw:mime-type="image/png">
              <text:p/>
            </draw:image>
          </draw:frame>
          <draw:frame draw:z-index="2" draw:name="https://s.yimg.com/uc/fin/img/reports-thumbnails/1966.png" draw:style-name="gr1" draw:text-style-name="P1" svg:width="0.846cm" svg:height="0.846cm" svg:x="0cm" svg:y="114.244cm">
            <draw:image xlink:href="https://s.yimg.com/uc/fin/img/reports-thumbnails/1966.png" xlink:type="simple" xlink:show="embed" xlink:actuate="onLoad" draw:mime-type="image/png">
              <text:p/>
            </draw:image>
          </draw:frame>
          <draw:frame draw:z-index="3" draw:name="https://s.yimg.com/uc/fin/img/reports-thumbnails/512.png" draw:style-name="gr1" draw:text-style-name="P1" svg:width="0.846cm" svg:height="0.846cm" svg:x="0cm" svg:y="119.662cm">
            <draw:image xlink:href="https://s.yimg.com/uc/fin/img/reports-thumbnails/512.png" xlink:type="simple" xlink:show="embed" xlink:actuate="onLoad" draw:mime-type="image/png">
              <text:p/>
            </draw:image>
          </draw:frame>
          <draw:frame draw:z-index="4" draw:name="https://s.yimg.com/uc/fin/img/reports-thumbnails/6892.png" draw:style-name="gr1" draw:text-style-name="P1" svg:width="0.846cm" svg:height="0.846cm" svg:x="0cm" svg:y="125.081cm">
            <draw:image xlink:href="https://s.yimg.com/uc/fin/img/reports-thumbnails/6892.png" xlink:type="simple" xlink:show="embed" xlink:actuate="onLoad" draw:mime-type="image/png">
              <text:p/>
            </draw:image>
          </draw:frame>
          <draw:frame draw:z-index="5" draw:name="https://s.yimg.com/uc/fin/img/reports-thumbnails/6783.png" draw:style-name="gr1" draw:text-style-name="P1" svg:width="0.846cm" svg:height="0.846cm" svg:x="0cm" svg:y="130.5cm">
            <draw:image xlink:href="https://s.yimg.com/uc/fin/img/reports-thumbnails/6783.png" xlink:type="simple" xlink:show="embed" xlink:actuate="onLoad" draw:mime-type="image/png">
              <text:p/>
            </draw:image>
          </draw:frame>
          <draw:frame draw:z-index="6" draw:name="https://s.yimg.com/uc/fin/img/reports-thumbnails/3077.png" draw:style-name="gr1" draw:text-style-name="P1" svg:width="0.846cm" svg:height="0.846cm" svg:x="0cm" svg:y="135.918cm">
            <draw:image xlink:href="https://s.yimg.com/uc/fin/img/reports-thumbnails/3077.png" xlink:type="simple" xlink:show="embed" xlink:actuate="onLoad" draw:mime-type="image/png">
              <text:p/>
            </draw:image>
          </draw:frame>
          <draw:frame draw:z-index="7" draw:name="https://s.yimg.com/uc/fin/img/reports-thumbnails/8916.png" draw:style-name="gr1" draw:text-style-name="P1" svg:width="0.846cm" svg:height="0.846cm" svg:x="0cm" svg:y="141.337cm">
            <draw:image xlink:href="https://s.yimg.com/uc/fin/img/reports-thumbnails/8916.png" xlink:type="simple" xlink:show="embed" xlink:actuate="onLoad" draw:mime-type="image/png">
              <text:p/>
            </draw:image>
          </draw:frame>
          <draw:frame draw:z-index="8" draw:name="https://s.yimg.com/uc/fin/img/reports-thumbnails/2280.png" draw:style-name="gr1" draw:text-style-name="P1" svg:width="0.846cm" svg:height="0.846cm" svg:x="0cm" svg:y="146.756cm">
            <draw:image xlink:href="https://s.yimg.com/uc/fin/img/reports-thumbnails/2280.png" xlink:type="simple" xlink:show="embed" xlink:actuate="onLoad" draw:mime-type="image/png">
              <text:p/>
            </draw:image>
          </draw:frame>
          <draw:frame draw:z-index="9" draw:name="https://s.yimg.com/uc/fin/img/reports-thumbnails/4195.png" draw:style-name="gr1" draw:text-style-name="P1" svg:width="0.846cm" svg:height="0.846cm" svg:x="0cm" svg:y="152.174cm">
            <draw:image xlink:href="https://s.yimg.com/uc/fin/img/reports-thumbnails/4195.png" xlink:type="simple" xlink:show="embed" xlink:actuate="onLoad" draw:mime-type="image/png">
              <text:p/>
            </draw:image>
          </draw:frame>
          <draw:frame draw:z-index="10" draw:name="https://s.yimg.com/uc/fin/img/reports-thumbnails/1958.png" draw:style-name="gr1" draw:text-style-name="P1" svg:width="0.846cm" svg:height="0.846cm" svg:x="0cm" svg:y="157.593cm">
            <draw:image xlink:href="https://s.yimg.com/uc/fin/img/reports-thumbnails/1958.png" xlink:type="simple" xlink:show="embed" xlink:actuate="onLoad" draw:mime-type="image/png">
              <text:p/>
            </draw:image>
          </draw:frame>
          <draw:frame draw:z-index="11" draw:name="https://s.yimg.com/uc/fin/img/reports-thumbnails/2416.png" draw:style-name="gr1" draw:text-style-name="P1" svg:width="0.846cm" svg:height="0.846cm" svg:x="0cm" svg:y="163.012cm">
            <draw:image xlink:href="https://s.yimg.com/uc/fin/img/reports-thumbnails/2416.png" xlink:type="simple" xlink:show="embed" xlink:actuate="onLoad" draw:mime-type="image/png">
              <text:p/>
            </draw:image>
          </draw:frame>
          <draw:frame draw:z-index="12" draw:name="https://s.yimg.com/uc/fin/img/reports-thumbnails/4943.png" draw:style-name="gr1" draw:text-style-name="P1" svg:width="0.846cm" svg:height="0.846cm" svg:x="0cm" svg:y="168.43cm">
            <draw:image xlink:href="https://s.yimg.com/uc/fin/img/reports-thumbnails/4943.png" xlink:type="simple" xlink:show="embed" xlink:actuate="onLoad" draw:mime-type="image/png">
              <text:p/>
            </draw:image>
          </draw:frame>
          <draw:frame draw:z-index="13" draw:name="https://s.yimg.com/uc/fin/img/reports-thumbnails/6210.png" draw:style-name="gr1" draw:text-style-name="P1" svg:width="0.846cm" svg:height="0.846cm" svg:x="0cm" svg:y="173.849cm">
            <draw:image xlink:href="https://s.yimg.com/uc/fin/img/reports-thumbnails/6210.png" xlink:type="simple" xlink:show="embed" xlink:actuate="onLoad" draw:mime-type="image/png">
              <text:p/>
            </draw:image>
          </draw:frame>
          <draw:frame draw:z-index="14" draw:name="https://s.yimg.com/uc/fin/img/reports-thumbnails/1321.png" draw:style-name="gr1" draw:text-style-name="P1" svg:width="0.846cm" svg:height="0.846cm" svg:x="0cm" svg:y="179.268cm">
            <draw:image xlink:href="https://s.yimg.com/uc/fin/img/reports-thumbnails/1321.png" xlink:type="simple" xlink:show="embed" xlink:actuate="onLoad" draw:mime-type="image/png">
              <text:p/>
            </draw:image>
          </draw:frame>
          <draw:frame draw:z-index="15" draw:name="https://s.yimg.com/uc/fin/img/reports-thumbnails/3794.png" draw:style-name="gr1" draw:text-style-name="P1" svg:width="0.846cm" svg:height="0.846cm" svg:x="0cm" svg:y="184.686cm">
            <draw:image xlink:href="https://s.yimg.com/uc/fin/img/reports-thumbnails/3794.png" xlink:type="simple" xlink:show="embed" xlink:actuate="onLoad" draw:mime-type="image/png">
              <text:p/>
            </draw:image>
          </draw:frame>
          <draw:frame draw:z-index="16" draw:name="https://s.yimg.com/uc/fin/img/reports-thumbnails/4642.png" draw:style-name="gr1" draw:text-style-name="P1" svg:width="0.846cm" svg:height="0.846cm" svg:x="0cm" svg:y="190.105cm">
            <draw:image xlink:href="https://s.yimg.com/uc/fin/img/reports-thumbnails/4642.png" xlink:type="simple" xlink:show="embed" xlink:actuate="onLoad" draw:mime-type="image/png">
              <text:p/>
            </draw:image>
          </draw:frame>
          <draw:frame draw:z-index="17" draw:name="https://s.yimg.com/uc/fin/img/reports-thumbnails/3513.png" draw:style-name="gr1" draw:text-style-name="P1" svg:width="0.846cm" svg:height="0.846cm" svg:x="0cm" svg:y="195.524cm">
            <draw:image xlink:href="https://s.yimg.com/uc/fin/img/reports-thumbnails/3513.png" xlink:type="simple" xlink:show="embed" xlink:actuate="onLoad" draw:mime-type="image/png">
              <text:p/>
            </draw:image>
          </draw:frame>
          <draw:frame draw:z-index="18" draw:name="https://s.yimg.com/uc/fin/img/reports-thumbnails/5665.png" draw:style-name="gr1" draw:text-style-name="P1" svg:width="0.846cm" svg:height="0.846cm" svg:x="0cm" svg:y="200.942cm">
            <draw:image xlink:href="https://s.yimg.com/uc/fin/img/reports-thumbnails/5665.png" xlink:type="simple" xlink:show="embed" xlink:actuate="onLoad" draw:mime-type="image/png">
              <text:p/>
            </draw:image>
          </draw:frame>
          <draw:frame draw:z-index="19" draw:name="https://s.yimg.com/uc/fin/img/reports-thumbnails/6719.png" draw:style-name="gr1" draw:text-style-name="P1" svg:width="0.846cm" svg:height="0.846cm" svg:x="0cm" svg:y="206.361cm">
            <draw:image xlink:href="https://s.yimg.com/uc/fin/img/reports-thumbnails/6719.png" xlink:type="simple" xlink:show="embed" xlink:actuate="onLoad" draw:mime-type="image/png">
              <text:p/>
            </draw:image>
          </draw:frame>
          <draw:frame draw:z-index="20" draw:name="https://s.yimg.com/uc/fin/img/reports-thumbnails/2011.png" draw:style-name="gr1" draw:text-style-name="P1" svg:width="0.846cm" svg:height="0.846cm" svg:x="0cm" svg:y="211.78cm">
            <draw:image xlink:href="https://s.yimg.com/uc/fin/img/reports-thumbnails/2011.png" xlink:type="simple" xlink:show="embed" xlink:actuate="onLoad" draw:mime-type="image/png">
              <text:p/>
            </draw:image>
          </draw:frame>
          <draw:frame draw:z-index="21" draw:name="https://s.yimg.com/uc/fin/img/reports-thumbnails/328.png" draw:style-name="gr1" draw:text-style-name="P1" svg:width="0.846cm" svg:height="0.846cm" svg:x="0cm" svg:y="217.198cm">
            <draw:image xlink:href="https://s.yimg.com/uc/fin/img/reports-thumbnails/328.png" xlink:type="simple" xlink:show="embed" xlink:actuate="onLoad" draw:mime-type="image/png">
              <text:p/>
            </draw:image>
          </draw:frame>
          <draw:frame draw:z-index="22" draw:name="https://s.yimg.com/uc/fin/img/reports-thumbnails/1934.png" draw:style-name="gr1" draw:text-style-name="P1" svg:width="0.846cm" svg:height="0.846cm" svg:x="0cm" svg:y="222.617cm">
            <draw:image xlink:href="https://s.yimg.com/uc/fin/img/reports-thumbnails/1934.png" xlink:type="simple" xlink:show="embed" xlink:actuate="onLoad" draw:mime-type="image/png">
              <text:p/>
            </draw:image>
          </draw:frame>
          <draw:frame draw:z-index="23" draw:name="https://s.yimg.com/uc/fin/img/reports-thumbnails/1720.png" draw:style-name="gr1" draw:text-style-name="P1" svg:width="0.846cm" svg:height="0.846cm" svg:x="0cm" svg:y="228.036cm">
            <draw:image xlink:href="https://s.yimg.com/uc/fin/img/reports-thumbnails/1720.png" xlink:type="simple" xlink:show="embed" xlink:actuate="onLoad" draw:mime-type="image/png">
              <text:p/>
            </draw:image>
          </draw:frame>
          <draw:frame draw:z-index="24" draw:name="https://s.yimg.com/uc/fin/img/reports-thumbnails/1765.png" draw:style-name="gr1" draw:text-style-name="P1" svg:width="0.846cm" svg:height="0.846cm" svg:x="0cm" svg:y="233.454cm">
            <draw:image xlink:href="https://s.yimg.com/uc/fin/img/reports-thumbnails/1765.png" xlink:type="simple" xlink:show="embed" xlink:actuate="onLoad" draw:mime-type="image/png">
              <text:p/>
            </draw:image>
          </draw:frame>
          <draw:frame draw:z-index="25" draw:name="https://s.yimg.com/uc/fin/img/reports-thumbnails/4558.png" draw:style-name="gr1" draw:text-style-name="P1" svg:width="0.846cm" svg:height="0.846cm" svg:x="0cm" svg:y="238.873cm">
            <draw:image xlink:href="https://s.yimg.com/uc/fin/img/reports-thumbnails/4558.png" xlink:type="simple" xlink:show="embed" xlink:actuate="onLoad" draw:mime-type="image/png">
              <text:p/>
            </draw:image>
          </draw:frame>
          <draw:frame draw:z-index="26" draw:name="https://s.yimg.com/uc/fin/img/reports-thumbnails/2130.png" draw:style-name="gr1" draw:text-style-name="P1" svg:width="0.846cm" svg:height="0.846cm" svg:x="0cm" svg:y="244.292cm">
            <draw:image xlink:href="https://s.yimg.com/uc/fin/img/reports-thumbnails/2130.png" xlink:type="simple" xlink:show="embed" xlink:actuate="onLoad" draw:mime-type="image/png">
              <text:p/>
            </draw:image>
          </draw:frame>
          <draw:frame draw:z-index="27" draw:name="https://s.yimg.com/uc/fin/img/reports-thumbnails/1437.png" draw:style-name="gr1" draw:text-style-name="P1" svg:width="0.846cm" svg:height="0.846cm" svg:x="0cm" svg:y="249.71cm">
            <draw:image xlink:href="https://s.yimg.com/uc/fin/img/reports-thumbnails/1437.png" xlink:type="simple" xlink:show="embed" xlink:actuate="onLoad" draw:mime-type="image/png">
              <text:p/>
            </draw:image>
          </draw:frame>
          <draw:frame draw:z-index="28" draw:name="https://s.yimg.com/uc/fin/img/reports-thumbnails/7186.png" draw:style-name="gr1" draw:text-style-name="P1" svg:width="0.846cm" svg:height="0.846cm" svg:x="0cm" svg:y="255.129cm">
            <draw:image xlink:href="https://s.yimg.com/uc/fin/img/reports-thumbnails/7186.png" xlink:type="simple" xlink:show="embed" xlink:actuate="onLoad" draw:mime-type="image/png">
              <text:p/>
            </draw:image>
          </draw:frame>
          <draw:frame draw:z-index="29" draw:name="https://s.yimg.com/uc/fin/img/reports-thumbnails/7278.png" draw:style-name="gr1" draw:text-style-name="P1" svg:width="0.846cm" svg:height="0.846cm" svg:x="0cm" svg:y="260.548cm">
            <draw:image xlink:href="https://s.yimg.com/uc/fin/img/reports-thumbnails/7278.png" xlink:type="simple" xlink:show="embed" xlink:actuate="onLoad" draw:mime-type="image/png">
              <text:p/>
            </draw:image>
          </draw:frame>
          <draw:frame draw:z-index="30" draw:name="https://s.yimg.com/uc/fin/img/reports-thumbnails/1518.png" draw:style-name="gr1" draw:text-style-name="P1" svg:width="0.846cm" svg:height="0.846cm" svg:x="0cm" svg:y="265.966cm">
            <draw:image xlink:href="https://s.yimg.com/uc/fin/img/reports-thumbnails/1518.png" xlink:type="simple" xlink:show="embed" xlink:actuate="onLoad" draw:mime-type="image/png">
              <text:p/>
            </draw:image>
          </draw:frame>
          <draw:frame draw:z-index="31" draw:name="https://s.yimg.com/uc/fin/img/reports-thumbnails/4157.png" draw:style-name="gr1" draw:text-style-name="P1" svg:width="0.846cm" svg:height="0.846cm" svg:x="0cm" svg:y="271.385cm">
            <draw:image xlink:href="https://s.yimg.com/uc/fin/img/reports-thumbnails/4157.png" xlink:type="simple" xlink:show="embed" xlink:actuate="onLoad" draw:mime-type="image/png">
              <text:p/>
            </draw:image>
          </draw:frame>
          <draw:frame draw:z-index="32" draw:name="https://s.yimg.com/uc/fin/img/reports-thumbnails/3945.png" draw:style-name="gr1" draw:text-style-name="P1" svg:width="0.846cm" svg:height="0.846cm" svg:x="0cm" svg:y="276.804cm">
            <draw:image xlink:href="https://s.yimg.com/uc/fin/img/reports-thumbnails/3945.png" xlink:type="simple" xlink:show="embed" xlink:actuate="onLoad" draw:mime-type="image/png">
              <text:p/>
            </draw:image>
          </draw:frame>
          <draw:frame draw:z-index="33" draw:name="https://s.yimg.com/uc/fin/img/reports-thumbnails/5647.png" draw:style-name="gr1" draw:text-style-name="P1" svg:width="0.846cm" svg:height="0.846cm" svg:x="0cm" svg:y="282.222cm">
            <draw:image xlink:href="https://s.yimg.com/uc/fin/img/reports-thumbnails/5647.png" xlink:type="simple" xlink:show="embed" xlink:actuate="onLoad" draw:mime-type="image/png">
              <text:p/>
            </draw:image>
          </draw:frame>
          <draw:frame draw:z-index="34" draw:name="https://s.yimg.com/uc/fin/img/reports-thumbnails/3602.png" draw:style-name="gr1" draw:text-style-name="P1" svg:width="0.846cm" svg:height="0.846cm" svg:x="0cm" svg:y="287.641cm">
            <draw:image xlink:href="https://s.yimg.com/uc/fin/img/reports-thumbnails/3602.png" xlink:type="simple" xlink:show="embed" xlink:actuate="onLoad" draw:mime-type="image/png">
              <text:p/>
            </draw:image>
          </draw:frame>
          <draw:frame draw:z-index="35" draw:name="https://s.yimg.com/uc/fin/img/reports-thumbnails/5034.png" draw:style-name="gr1" draw:text-style-name="P1" svg:width="0.846cm" svg:height="0.846cm" svg:x="0cm" svg:y="293.06cm">
            <draw:image xlink:href="https://s.yimg.com/uc/fin/img/reports-thumbnails/5034.png" xlink:type="simple" xlink:show="embed" xlink:actuate="onLoad" draw:mime-type="image/png">
              <text:p/>
            </draw:image>
          </draw:frame>
          <draw:frame draw:z-index="36" draw:name="https://s.yimg.com/uc/fin/img/reports-thumbnails/4066.png" draw:style-name="gr1" draw:text-style-name="P1" svg:width="0.846cm" svg:height="0.846cm" svg:x="0cm" svg:y="298.478cm">
            <draw:image xlink:href="https://s.yimg.com/uc/fin/img/reports-thumbnails/4066.png" xlink:type="simple" xlink:show="embed" xlink:actuate="onLoad" draw:mime-type="image/png">
              <text:p/>
            </draw:image>
          </draw:frame>
          <draw:frame draw:z-index="37" draw:name="https://s.yimg.com/uc/fin/img/reports-thumbnails/1376.png" draw:style-name="gr1" draw:text-style-name="P1" svg:width="0.846cm" svg:height="0.846cm" svg:x="0cm" svg:y="303.897cm">
            <draw:image xlink:href="https://s.yimg.com/uc/fin/img/reports-thumbnails/1376.png" xlink:type="simple" xlink:show="embed" xlink:actuate="onLoad" draw:mime-type="image/png">
              <text:p/>
            </draw:image>
          </draw:frame>
          <draw:frame draw:z-index="38" draw:name="https://s.yimg.com/uc/fin/img/reports-thumbnails/3155.png" draw:style-name="gr1" draw:text-style-name="P1" svg:width="0.846cm" svg:height="0.846cm" svg:x="0cm" svg:y="309.316cm">
            <draw:image xlink:href="https://s.yimg.com/uc/fin/img/reports-thumbnails/3155.png" xlink:type="simple" xlink:show="embed" xlink:actuate="onLoad" draw:mime-type="image/png">
              <text:p/>
            </draw:image>
          </draw:frame>
          <draw:frame draw:z-index="39" draw:name="https://s.yimg.com/uc/fin/img/reports-thumbnails/6945.png" draw:style-name="gr1" draw:text-style-name="P1" svg:width="0.846cm" svg:height="0.846cm" svg:x="0cm" svg:y="314.734cm">
            <draw:image xlink:href="https://s.yimg.com/uc/fin/img/reports-thumbnails/6945.png" xlink:type="simple" xlink:show="embed" xlink:actuate="onLoad" draw:mime-type="image/png">
              <text:p/>
            </draw:image>
          </draw:frame>
          <draw:frame draw:z-index="40" draw:name="https://s.yimg.com/uc/fin/img/reports-thumbnails/4847.png" draw:style-name="gr1" draw:text-style-name="P1" svg:width="0.846cm" svg:height="0.846cm" svg:x="0cm" svg:y="320.153cm">
            <draw:image xlink:href="https://s.yimg.com/uc/fin/img/reports-thumbnails/4847.png" xlink:type="simple" xlink:show="embed" xlink:actuate="onLoad" draw:mime-type="image/png">
              <text:p/>
            </draw:image>
          </draw:frame>
          <draw:frame draw:z-index="41" draw:name="https://s.yimg.com/uc/fin/img/reports-thumbnails/6538.png" draw:style-name="gr1" draw:text-style-name="P1" svg:width="0.846cm" svg:height="0.846cm" svg:x="0cm" svg:y="325.572cm">
            <draw:image xlink:href="https://s.yimg.com/uc/fin/img/reports-thumbnails/6538.png" xlink:type="simple" xlink:show="embed" xlink:actuate="onLoad" draw:mime-type="image/png">
              <text:p/>
            </draw:image>
          </draw:frame>
          <draw:frame draw:z-index="42" draw:name="https://s.yimg.com/uc/fin/img/reports-thumbnails/2682.png" draw:style-name="gr1" draw:text-style-name="P1" svg:width="0.846cm" svg:height="0.846cm" svg:x="0cm" svg:y="330.99cm">
            <draw:image xlink:href="https://s.yimg.com/uc/fin/img/reports-thumbnails/2682.png" xlink:type="simple" xlink:show="embed" xlink:actuate="onLoad" draw:mime-type="image/png">
              <text:p/>
            </draw:image>
          </draw:frame>
          <draw:frame draw:z-index="43" draw:name="https://s.yimg.com/uc/fin/img/reports-thumbnails/1274.png" draw:style-name="gr1" draw:text-style-name="P1" svg:width="0.846cm" svg:height="0.846cm" svg:x="0cm" svg:y="336.409cm">
            <draw:image xlink:href="https://s.yimg.com/uc/fin/img/reports-thumbnails/1274.png" xlink:type="simple" xlink:show="embed" xlink:actuate="onLoad" draw:mime-type="image/png">
              <text:p/>
            </draw:image>
          </draw:frame>
          <draw:frame draw:z-index="44" draw:name="https://s.yimg.com/uc/fin/img/reports-thumbnails/1697.png" draw:style-name="gr1" draw:text-style-name="P1" svg:width="0.846cm" svg:height="0.846cm" svg:x="0cm" svg:y="341.828cm">
            <draw:image xlink:href="https://s.yimg.com/uc/fin/img/reports-thumbnails/1697.png" xlink:type="simple" xlink:show="embed" xlink:actuate="onLoad" draw:mime-type="image/png">
              <text:p/>
            </draw:image>
          </draw:frame>
          <draw:frame draw:z-index="45" draw:name="https://s.yimg.com/uc/fin/img/reports-thumbnails/3718.png" draw:style-name="gr1" draw:text-style-name="P1" svg:width="0.846cm" svg:height="0.846cm" svg:x="0cm" svg:y="347.246cm">
            <draw:image xlink:href="https://s.yimg.com/uc/fin/img/reports-thumbnails/3718.png" xlink:type="simple" xlink:show="embed" xlink:actuate="onLoad" draw:mime-type="image/png">
              <text:p/>
            </draw:image>
          </draw:frame>
          <draw:frame draw:z-index="46" draw:name="https://s.yimg.com/uc/fin/img/reports-thumbnails/131.png" draw:style-name="gr1" draw:text-style-name="P1" svg:width="0.846cm" svg:height="0.846cm" svg:x="0cm" svg:y="352.665cm">
            <draw:image xlink:href="https://s.yimg.com/uc/fin/img/reports-thumbnails/131.png" xlink:type="simple" xlink:show="embed" xlink:actuate="onLoad" draw:mime-type="image/png">
              <text:p/>
            </draw:image>
          </draw:frame>
          <draw:frame draw:z-index="47" draw:name="https://s.yimg.com/uc/fin/img/reports-thumbnails/5632.png" draw:style-name="gr1" draw:text-style-name="P1" svg:width="0.846cm" svg:height="0.846cm" svg:x="0cm" svg:y="358.084cm">
            <draw:image xlink:href="https://s.yimg.com/uc/fin/img/reports-thumbnails/5632.png" xlink:type="simple" xlink:show="embed" xlink:actuate="onLoad" draw:mime-type="image/png">
              <text:p/>
            </draw:image>
          </draw:frame>
          <draw:frame draw:z-index="48" draw:name="https://s.yimg.com/uc/fin/img/reports-thumbnails/5567.png" draw:style-name="gr1" draw:text-style-name="P1" svg:width="0.846cm" svg:height="0.846cm" svg:x="0cm" svg:y="363.502cm">
            <draw:image xlink:href="https://s.yimg.com/uc/fin/img/reports-thumbnails/5567.png" xlink:type="simple" xlink:show="embed" xlink:actuate="onLoad" draw:mime-type="image/png">
              <text:p/>
            </draw:image>
          </draw:frame>
          <draw:frame draw:z-index="49" draw:name="https://s.yimg.com/uc/fin/img/reports-thumbnails/3822.png" draw:style-name="gr1" draw:text-style-name="P1" svg:width="0.846cm" svg:height="0.846cm" svg:x="0cm" svg:y="368.921cm">
            <draw:image xlink:href="https://s.yimg.com/uc/fin/img/reports-thumbnails/3822.png" xlink:type="simple" xlink:show="embed" xlink:actuate="onLoad" draw:mime-type="image/png">
              <text:p/>
            </draw:image>
          </draw:frame>
          <draw:frame draw:z-index="50" draw:name="https://s.yimg.com/uc/fin/img/reports-thumbnails/5692.png" draw:style-name="gr1" draw:text-style-name="P1" svg:width="0.846cm" svg:height="0.846cm" svg:x="0cm" svg:y="374.34cm">
            <draw:image xlink:href="https://s.yimg.com/uc/fin/img/reports-thumbnails/5692.png" xlink:type="simple" xlink:show="embed" xlink:actuate="onLoad" draw:mime-type="image/png">
              <text:p/>
            </draw:image>
          </draw:frame>
          <draw:frame draw:z-index="51" draw:name="https://s.yimg.com/uc/fin/img/reports-thumbnails/2777.png" draw:style-name="gr1" draw:text-style-name="P1" svg:width="0.846cm" svg:height="0.846cm" svg:x="0cm" svg:y="379.758cm">
            <draw:image xlink:href="https://s.yimg.com/uc/fin/img/reports-thumbnails/2777.png" xlink:type="simple" xlink:show="embed" xlink:actuate="onLoad" draw:mime-type="image/png">
              <text:p/>
            </draw:image>
          </draw:frame>
          <draw:frame draw:z-index="52" draw:name="https://s.yimg.com/uc/fin/img/reports-thumbnails/873.png" draw:style-name="gr1" draw:text-style-name="P1" svg:width="0.846cm" svg:height="0.846cm" svg:x="0cm" svg:y="385.177cm">
            <draw:image xlink:href="https://s.yimg.com/uc/fin/img/reports-thumbnails/873.png" xlink:type="simple" xlink:show="embed" xlink:actuate="onLoad" draw:mime-type="image/png">
              <text:p/>
            </draw:image>
          </draw:frame>
          <draw:frame draw:z-index="53" draw:name="https://s.yimg.com/uc/fin/img/reports-thumbnails/1684.png" draw:style-name="gr1" draw:text-style-name="P1" svg:width="0.846cm" svg:height="0.846cm" svg:x="0cm" svg:y="390.596cm">
            <draw:image xlink:href="https://s.yimg.com/uc/fin/img/reports-thumbnails/1684.png" xlink:type="simple" xlink:show="embed" xlink:actuate="onLoad" draw:mime-type="image/png">
              <text:p/>
            </draw:image>
          </draw:frame>
          <draw:frame draw:z-index="54" draw:name="https://s.yimg.com/uc/fin/img/reports-thumbnails/2300.png" draw:style-name="gr1" draw:text-style-name="P1" svg:width="0.846cm" svg:height="0.846cm" svg:x="0cm" svg:y="396.014cm">
            <draw:image xlink:href="https://s.yimg.com/uc/fin/img/reports-thumbnails/2300.png" xlink:type="simple" xlink:show="embed" xlink:actuate="onLoad" draw:mime-type="image/png">
              <text:p/>
            </draw:image>
          </draw:frame>
          <draw:frame draw:z-index="55" draw:name="https://s.yimg.com/uc/fin/img/reports-thumbnails/2563.png" draw:style-name="gr1" draw:text-style-name="P1" svg:width="0.846cm" svg:height="0.846cm" svg:x="0cm" svg:y="401.433cm">
            <draw:image xlink:href="https://s.yimg.com/uc/fin/img/reports-thumbnails/2563.png" xlink:type="simple" xlink:show="embed" xlink:actuate="onLoad" draw:mime-type="image/png">
              <text:p/>
            </draw:image>
          </draw:frame>
          <draw:frame draw:z-index="56" draw:name="https://s.yimg.com/uc/fin/img/reports-thumbnails/1168.png" draw:style-name="gr1" draw:text-style-name="P1" svg:width="0.846cm" svg:height="0.846cm" svg:x="0cm" svg:y="406.852cm">
            <draw:image xlink:href="https://s.yimg.com/uc/fin/img/reports-thumbnails/1168.png" xlink:type="simple" xlink:show="embed" xlink:actuate="onLoad" draw:mime-type="image/png">
              <text:p/>
            </draw:image>
          </draw:frame>
          <draw:frame draw:z-index="57" draw:name="https://s.yimg.com/uc/fin/img/reports-thumbnails/1698.png" draw:style-name="gr1" draw:text-style-name="P1" svg:width="0.846cm" svg:height="0.846cm" svg:x="0cm" svg:y="412.27cm">
            <draw:image xlink:href="https://s.yimg.com/uc/fin/img/reports-thumbnails/1698.png" xlink:type="simple" xlink:show="embed" xlink:actuate="onLoad" draw:mime-type="image/png">
              <text:p/>
            </draw:image>
          </draw:frame>
          <draw:frame draw:z-index="58" draw:name="https://s.yimg.com/uc/fin/img/reports-thumbnails/5198.png" draw:style-name="gr1" draw:text-style-name="P1" svg:width="0.846cm" svg:height="0.846cm" svg:x="0cm" svg:y="417.689cm">
            <draw:image xlink:href="https://s.yimg.com/uc/fin/img/reports-thumbnails/5198.png" xlink:type="simple" xlink:show="embed" xlink:actuate="onLoad" draw:mime-type="image/png">
              <text:p/>
            </draw:image>
          </draw:frame>
          <draw:frame draw:z-index="59" draw:name="https://s.yimg.com/uc/fin/img/reports-thumbnails/3783.png" draw:style-name="gr1" draw:text-style-name="P1" svg:width="0.846cm" svg:height="0.846cm" svg:x="0cm" svg:y="423.108cm">
            <draw:image xlink:href="https://s.yimg.com/uc/fin/img/reports-thumbnails/3783.png" xlink:type="simple" xlink:show="embed" xlink:actuate="onLoad" draw:mime-type="image/png">
              <text:p/>
            </draw:image>
          </draw:frame>
          <draw:frame draw:z-index="60" draw:name="https://s.yimg.com/uc/fin/img/reports-thumbnails/2099.png" draw:style-name="gr1" draw:text-style-name="P1" svg:width="0.846cm" svg:height="0.846cm" svg:x="0cm" svg:y="428.526cm">
            <draw:image xlink:href="https://s.yimg.com/uc/fin/img/reports-thumbnails/2099.png" xlink:type="simple" xlink:show="embed" xlink:actuate="onLoad" draw:mime-type="image/png">
              <text:p/>
            </draw:image>
          </draw:frame>
          <draw:frame draw:z-index="61" draw:name="https://s.yimg.com/uc/fin/img/reports-thumbnails/2634.png" draw:style-name="gr1" draw:text-style-name="P1" svg:width="0.846cm" svg:height="0.846cm" svg:x="0cm" svg:y="433.945cm">
            <draw:image xlink:href="https://s.yimg.com/uc/fin/img/reports-thumbnails/2634.png" xlink:type="simple" xlink:show="embed" xlink:actuate="onLoad" draw:mime-type="image/png">
              <text:p/>
            </draw:image>
          </draw:frame>
          <draw:frame draw:z-index="62" draw:name="https://s.yimg.com/uc/fin/img/reports-thumbnails/1042.png" draw:style-name="gr1" draw:text-style-name="P1" svg:width="0.846cm" svg:height="0.846cm" svg:x="0cm" svg:y="439.364cm">
            <draw:image xlink:href="https://s.yimg.com/uc/fin/img/reports-thumbnails/1042.png" xlink:type="simple" xlink:show="embed" xlink:actuate="onLoad" draw:mime-type="image/png">
              <text:p/>
            </draw:image>
          </draw:frame>
          <draw:frame draw:z-index="63" draw:name="https://s.yimg.com/uc/fin/img/reports-thumbnails/7653.png" draw:style-name="gr1" draw:text-style-name="P1" svg:width="0.846cm" svg:height="0.846cm" svg:x="0cm" svg:y="444.782cm">
            <draw:image xlink:href="https://s.yimg.com/uc/fin/img/reports-thumbnails/7653.png" xlink:type="simple" xlink:show="embed" xlink:actuate="onLoad" draw:mime-type="image/png">
              <text:p/>
            </draw:image>
          </draw:frame>
          <draw:frame draw:z-index="64" draw:name="https://s.yimg.com/uc/fin/img/reports-thumbnails/1808.png" draw:style-name="gr1" draw:text-style-name="P1" svg:width="0.846cm" svg:height="0.846cm" svg:x="0cm" svg:y="450.201cm">
            <draw:image xlink:href="https://s.yimg.com/uc/fin/img/reports-thumbnails/1808.png" xlink:type="simple" xlink:show="embed" xlink:actuate="onLoad" draw:mime-type="image/png">
              <text:p/>
            </draw:image>
          </draw:frame>
          <draw:frame draw:z-index="65" draw:name="https://s.yimg.com/uc/fin/img/reports-thumbnails/1817.png" draw:style-name="gr1" draw:text-style-name="P1" svg:width="0.846cm" svg:height="0.846cm" svg:x="0cm" svg:y="455.62cm">
            <draw:image xlink:href="https://s.yimg.com/uc/fin/img/reports-thumbnails/1817.png" xlink:type="simple" xlink:show="embed" xlink:actuate="onLoad" draw:mime-type="image/png">
              <text:p/>
            </draw:image>
          </draw:frame>
          <draw:frame draw:z-index="66" draw:name="https://s.yimg.com/uc/fin/img/reports-thumbnails/5864.png" draw:style-name="gr1" draw:text-style-name="P1" svg:width="0.846cm" svg:height="0.846cm" svg:x="0cm" svg:y="461.038cm">
            <draw:image xlink:href="https://s.yimg.com/uc/fin/img/reports-thumbnails/5864.png" xlink:type="simple" xlink:show="embed" xlink:actuate="onLoad" draw:mime-type="image/png">
              <text:p/>
            </draw:image>
          </draw:frame>
          <draw:frame draw:z-index="67" draw:name="https://s.yimg.com/uc/fin/img/reports-thumbnails/2577.png" draw:style-name="gr1" draw:text-style-name="P1" svg:width="0.846cm" svg:height="0.846cm" svg:x="0cm" svg:y="466.457cm">
            <draw:image xlink:href="https://s.yimg.com/uc/fin/img/reports-thumbnails/2577.png" xlink:type="simple" xlink:show="embed" xlink:actuate="onLoad" draw:mime-type="image/png">
              <text:p/>
            </draw:image>
          </draw:frame>
          <draw:frame draw:z-index="68" draw:name="https://s.yimg.com/uc/fin/img/reports-thumbnails/2469.png" draw:style-name="gr1" draw:text-style-name="P1" svg:width="0.846cm" svg:height="0.846cm" svg:x="0cm" svg:y="471.876cm">
            <draw:image xlink:href="https://s.yimg.com/uc/fin/img/reports-thumbnails/2469.png" xlink:type="simple" xlink:show="embed" xlink:actuate="onLoad" draw:mime-type="image/png">
              <text:p/>
            </draw:image>
          </draw:frame>
          <draw:frame draw:z-index="69" draw:name="https://s.yimg.com/uc/fin/img/reports-thumbnails/6432.png" draw:style-name="gr1" draw:text-style-name="P1" svg:width="0.846cm" svg:height="0.846cm" svg:x="0cm" svg:y="477.294cm">
            <draw:image xlink:href="https://s.yimg.com/uc/fin/img/reports-thumbnails/6432.png" xlink:type="simple" xlink:show="embed" xlink:actuate="onLoad" draw:mime-type="image/png">
              <text:p/>
            </draw:image>
          </draw:frame>
          <draw:frame draw:z-index="70" draw:name="https://s.yimg.com/uc/fin/img/reports-thumbnails/2083.png" draw:style-name="gr1" draw:text-style-name="P1" svg:width="0.846cm" svg:height="0.846cm" svg:x="0cm" svg:y="482.713cm">
            <draw:image xlink:href="https://s.yimg.com/uc/fin/img/reports-thumbnails/2083.png" xlink:type="simple" xlink:show="embed" xlink:actuate="onLoad" draw:mime-type="image/png">
              <text:p/>
            </draw:image>
          </draw:frame>
          <draw:frame draw:z-index="71" draw:name="https://s.yimg.com/uc/fin/img/reports-thumbnails/1772.png" draw:style-name="gr1" draw:text-style-name="P1" svg:width="0.846cm" svg:height="0.846cm" svg:x="0cm" svg:y="488.132cm">
            <draw:image xlink:href="https://s.yimg.com/uc/fin/img/reports-thumbnails/1772.png" xlink:type="simple" xlink:show="embed" xlink:actuate="onLoad" draw:mime-type="image/png">
              <text:p/>
            </draw:image>
          </draw:frame>
          <draw:frame draw:z-index="72" draw:name="https://s.yimg.com/uc/fin/img/reports-thumbnails/2700.png" draw:style-name="gr1" draw:text-style-name="P1" svg:width="0.846cm" svg:height="0.846cm" svg:x="0cm" svg:y="493.55cm">
            <draw:image xlink:href="https://s.yimg.com/uc/fin/img/reports-thumbnails/2700.png" xlink:type="simple" xlink:show="embed" xlink:actuate="onLoad" draw:mime-type="image/png">
              <text:p/>
            </draw:image>
          </draw:frame>
          <draw:frame draw:z-index="73" draw:name="https://s.yimg.com/uc/fin/img/reports-thumbnails/1896.png" draw:style-name="gr1" draw:text-style-name="P1" svg:width="0.846cm" svg:height="0.846cm" svg:x="0cm" svg:y="498.969cm">
            <draw:image xlink:href="https://s.yimg.com/uc/fin/img/reports-thumbnails/1896.png" xlink:type="simple" xlink:show="embed" xlink:actuate="onLoad" draw:mime-type="image/png">
              <text:p/>
            </draw:image>
          </draw:frame>
          <draw:frame draw:z-index="74" draw:name="https://s.yimg.com/uc/fin/img/reports-thumbnails/5482.png" draw:style-name="gr1" draw:text-style-name="P1" svg:width="0.846cm" svg:height="0.846cm" svg:x="0cm" svg:y="504.388cm">
            <draw:image xlink:href="https://s.yimg.com/uc/fin/img/reports-thumbnails/5482.png" xlink:type="simple" xlink:show="embed" xlink:actuate="onLoad" draw:mime-type="image/png">
              <text:p/>
            </draw:image>
          </draw:frame>
          <draw:frame draw:z-index="75" draw:name="https://s.yimg.com/uc/fin/img/reports-thumbnails/1727.png" draw:style-name="gr1" draw:text-style-name="P1" svg:width="0.846cm" svg:height="0.846cm" svg:x="0cm" svg:y="509.806cm">
            <draw:image xlink:href="https://s.yimg.com/uc/fin/img/reports-thumbnails/1727.png" xlink:type="simple" xlink:show="embed" xlink:actuate="onLoad" draw:mime-type="image/png">
              <text:p/>
            </draw:image>
          </draw:frame>
          <draw:frame draw:z-index="76" draw:name="https://s.yimg.com/uc/fin/img/reports-thumbnails/6758.png" draw:style-name="gr1" draw:text-style-name="P1" svg:width="0.846cm" svg:height="0.846cm" svg:x="0cm" svg:y="515.225cm">
            <draw:image xlink:href="https://s.yimg.com/uc/fin/img/reports-thumbnails/6758.png" xlink:type="simple" xlink:show="embed" xlink:actuate="onLoad" draw:mime-type="image/png">
              <text:p/>
            </draw:image>
          </draw:frame>
          <draw:frame draw:z-index="77" draw:name="https://s.yimg.com/uc/fin/img/reports-thumbnails/5617.png" draw:style-name="gr1" draw:text-style-name="P1" svg:width="0.846cm" svg:height="0.846cm" svg:x="0cm" svg:y="520.644cm">
            <draw:image xlink:href="https://s.yimg.com/uc/fin/img/reports-thumbnails/5617.png" xlink:type="simple" xlink:show="embed" xlink:actuate="onLoad" draw:mime-type="image/png">
              <text:p/>
            </draw:image>
          </draw:frame>
          <draw:frame draw:z-index="78" draw:name="https://s.yimg.com/uc/fin/img/reports-thumbnails/5804.png" draw:style-name="gr1" draw:text-style-name="P1" svg:width="0.846cm" svg:height="0.846cm" svg:x="0cm" svg:y="526.062cm">
            <draw:image xlink:href="https://s.yimg.com/uc/fin/img/reports-thumbnails/5804.png" xlink:type="simple" xlink:show="embed" xlink:actuate="onLoad" draw:mime-type="image/png">
              <text:p/>
            </draw:image>
          </draw:frame>
          <draw:frame draw:z-index="79" draw:name="https://s.yimg.com/uc/fin/img/reports-thumbnails/2586.png" draw:style-name="gr1" draw:text-style-name="P1" svg:width="0.846cm" svg:height="0.846cm" svg:x="0cm" svg:y="531.481cm">
            <draw:image xlink:href="https://s.yimg.com/uc/fin/img/reports-thumbnails/2586.png" xlink:type="simple" xlink:show="embed" xlink:actuate="onLoad" draw:mime-type="image/png">
              <text:p/>
            </draw:image>
          </draw:frame>
          <draw:frame draw:z-index="80" draw:name="https://s.yimg.com/uc/fin/img/reports-thumbnails/4747.png" draw:style-name="gr1" draw:text-style-name="P1" svg:width="0.846cm" svg:height="0.846cm" svg:x="0cm" svg:y="536.9cm">
            <draw:image xlink:href="https://s.yimg.com/uc/fin/img/reports-thumbnails/474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 (Intraday)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% Change</text:p>
          </table:table-cell>
          <table:table-cell table:style-name="ce1" office:value-type="string" calcext:value-type="string">
            <text:p>Market Cap</text:p>
          </table:table-cell>
          <table:table-cell table:style-name="ce1" office:value-type="string" calcext:value-type="string">
            <text:p>Volume in Currency (Since 0:00 UTC)</text:p>
          </table:table-cell>
          <table:table-cell table:style-name="ce1" office:value-type="string" calcext:value-type="string">
            <text:p>Volume in Currency (24Hr)</text:p>
          </table:table-cell>
          <table:table-cell table:style-name="ce1" office:value-type="string" calcext:value-type="string">
            <text:p>Total Volume All Currencies (24Hr)</text:p>
          </table:table-cell>
          <table:table-cell table:style-name="ce1" office:value-type="string" calcext:value-type="string">
            <text:p>Circulating Supply</text:p>
          </table:table-cell>
          <table:table-cell table:style-name="ce1" office:value-type="string" calcext:value-type="string">
            <text:p>52 Week Range</text:p>
          </table:table-cell>
          <table:table-cell table:style-name="ce1" office:value-type="string" calcext:value-type="string">
            <text:p>1 Day Chart</text:p>
          </table:table-cell>
        </table:table-row>
        <table:table-row table:style-name="ro2">
          <table:table-cell office:value-type="string" calcext:value-type="string">
            <text:p><text:a xlink:href="https://finance.yahoo.com/quote/BTC-USD?p=BTC-USD" xlink:type="simple">BTC-USD</text:a></text:p>
          </table:table-cell>
          <table:table-cell office:value-type="string" calcext:value-type="string">
            <text:p>Bitco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ETH-USD?p=ETH-USD" xlink:type="simple">ETH-USD</text:a></text:p>
          </table:table-cell>
          <table:table-cell office:value-type="string" calcext:value-type="string">
            <text:p>Ethereum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BNB-USD?p=BNB-USD" xlink:type="simple">BNB-USD</text:a></text:p>
          </table:table-cell>
          <table:table-cell office:value-type="string" calcext:value-type="string">
            <text:p>BinanceCo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USDT-USD?p=USDT-USD" xlink:type="simple">USDT-USD</text:a></text:p>
          </table:table-cell>
          <table:table-cell office:value-type="string" calcext:value-type="string">
            <text:p>Tether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SOL1-USD?p=SOL1-USD" xlink:type="simple">SOL1-USD</text:a></text:p>
          </table:table-cell>
          <table:table-cell office:value-type="string" calcext:value-type="string">
            <text:p>Solana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ADA-USD?p=ADA-USD" xlink:type="simple">ADA-USD</text:a></text:p>
          </table:table-cell>
          <table:table-cell office:value-type="string" calcext:value-type="string">
            <text:p>Cardano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XRP-USD?p=XRP-USD" xlink:type="simple">XRP-USD</text:a></text:p>
          </table:table-cell>
          <table:table-cell office:value-type="string" calcext:value-type="string">
            <text:p>XRP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USDC-USD?p=USDC-USD" xlink:type="simple">USDC-USD</text:a></text:p>
          </table:table-cell>
          <table:table-cell office:value-type="string" calcext:value-type="string">
            <text:p>USDCo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DOT1-USD?p=DOT1-USD" xlink:type="simple">DOT1-USD</text:a></text:p>
          </table:table-cell>
          <table:table-cell office:value-type="string" calcext:value-type="string">
            <text:p>Polkadot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HEX-USD?p=HEX-USD" xlink:type="simple">HEX-USD</text:a></text:p>
          </table:table-cell>
          <table:table-cell office:value-type="string" calcext:value-type="string">
            <text:p>HEX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DOGE-USD?p=DOGE-USD" xlink:type="simple">DOGE-USD</text:a></text:p>
          </table:table-cell>
          <table:table-cell office:value-type="string" calcext:value-type="string">
            <text:p>Dogeco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AVAX-USD?p=AVAX-USD" xlink:type="simple">AVAX-USD</text:a></text:p>
          </table:table-cell>
          <table:table-cell office:value-type="string" calcext:value-type="string">
            <text:p>Avalanche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SHIB-USD?p=SHIB-USD" xlink:type="simple">SHIB-USD</text:a></text:p>
          </table:table-cell>
          <table:table-cell office:value-type="string" calcext:value-type="string">
            <text:p>SHIBA INU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CRO-USD?p=CRO-USD" xlink:type="simple">CRO-USD</text:a></text:p>
          </table:table-cell>
          <table:table-cell office:value-type="string" calcext:value-type="string">
            <text:p>CryptocomCo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LUNA1-USD?p=LUNA1-USD" xlink:type="simple">LUNA1-USD</text:a></text:p>
          </table:table-cell>
          <table:table-cell office:value-type="string" calcext:value-type="string">
            <text:p><text:a xlink:href="https://finance.yahoo.com/quote/LUNA1-USD?p=LUNA1-USD" xlink:type="simple">LUNA1-USD</text:a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LTC-USD?p=LTC-USD" xlink:type="simple">LTC-USD</text:a></text:p>
          </table:table-cell>
          <table:table-cell office:value-type="string" calcext:value-type="string">
            <text:p>Liteco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UNI3-USD?p=UNI3-USD" xlink:type="simple">UNI3-USD</text:a></text:p>
          </table:table-cell>
          <table:table-cell office:value-type="string" calcext:value-type="string">
            <text:p>Uniswap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MATIC-USD?p=MATIC-USD" xlink:type="simple">MATIC-USD</text:a></text:p>
          </table:table-cell>
          <table:table-cell office:value-type="string" calcext:value-type="string">
            <text:p>MaticNetwork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LINK-USD?p=LINK-USD" xlink:type="simple">LINK-USD</text:a></text:p>
          </table:table-cell>
          <table:table-cell office:value-type="string" calcext:value-type="string">
            <text:p>Chainlink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BCH-USD?p=BCH-USD" xlink:type="simple">BCH-USD</text:a></text:p>
          </table:table-cell>
          <table:table-cell office:value-type="string" calcext:value-type="string">
            <text:p>BitcoinCash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ALGO-USD?p=ALGO-USD" xlink:type="simple">ALGO-USD</text:a></text:p>
          </table:table-cell>
          <table:table-cell office:value-type="string" calcext:value-type="string">
            <text:p>Algorand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MANA-USD?p=MANA-USD" xlink:type="simple">MANA-USD</text:a></text:p>
          </table:table-cell>
          <table:table-cell office:value-type="string" calcext:value-type="string">
            <text:p>Decentraland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XLM-USD?p=XLM-USD" xlink:type="simple">XLM-USD</text:a></text:p>
          </table:table-cell>
          <table:table-cell office:value-type="string" calcext:value-type="string">
            <text:p>Stellar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EGLD-USD?p=EGLD-USD" xlink:type="simple">EGLD-USD</text:a></text:p>
          </table:table-cell>
          <table:table-cell office:value-type="string" calcext:value-type="string">
            <text:p>Elrond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AXS-USD?p=AXS-USD" xlink:type="simple">AXS-USD</text:a></text:p>
          </table:table-cell>
          <table:table-cell office:value-type="string" calcext:value-type="string">
            <text:p>AxieInfinity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VET-USD?p=VET-USD" xlink:type="simple">VET-USD</text:a></text:p>
          </table:table-cell>
          <table:table-cell office:value-type="string" calcext:value-type="string">
            <text:p>VeCha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ICP1-USD?p=ICP1-USD" xlink:type="simple">ICP1-USD</text:a></text:p>
          </table:table-cell>
          <table:table-cell office:value-type="string" calcext:value-type="string">
            <text:p>InternetComputer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FIL-USD?p=FIL-USD" xlink:type="simple">FIL-USD</text:a></text:p>
          </table:table-cell>
          <table:table-cell office:value-type="string" calcext:value-type="string">
            <text:p>FilecoinFutures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FTT1-USD?p=FTT1-USD" xlink:type="simple">FTT1-USD</text:a></text:p>
          </table:table-cell>
          <table:table-cell office:value-type="string" calcext:value-type="string">
            <text:p>FTXToke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TRX-USD?p=TRX-USD" xlink:type="simple">TRX-USD</text:a></text:p>
          </table:table-cell>
          <table:table-cell office:value-type="string" calcext:value-type="string">
            <text:p>TRO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THETA-USD?p=THETA-USD" xlink:type="simple">THETA-USD</text:a></text:p>
          </table:table-cell>
          <table:table-cell office:value-type="string" calcext:value-type="string">
            <text:p>THETA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DAI1-USD?p=DAI1-USD" xlink:type="simple">DAI1-USD</text:a></text:p>
          </table:table-cell>
          <table:table-cell office:value-type="string" calcext:value-type="string">
            <text:p>Dai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SAND-USD?p=SAND-USD" xlink:type="simple">SAND-USD</text:a></text:p>
          </table:table-cell>
          <table:table-cell office:value-type="string" calcext:value-type="string">
            <text:p>TheSandbox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ETC-USD?p=ETC-USD" xlink:type="simple">ETC-USD</text:a></text:p>
          </table:table-cell>
          <table:table-cell office:value-type="string" calcext:value-type="string">
            <text:p>EthereumClassic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ATOM1-USD?p=ATOM1-USD" xlink:type="simple">ATOM1-USD</text:a></text:p>
          </table:table-cell>
          <table:table-cell office:value-type="string" calcext:value-type="string">
            <text:p>Cosmos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HBAR-USD?p=HBAR-USD" xlink:type="simple">HBAR-USD</text:a></text:p>
          </table:table-cell>
          <table:table-cell office:value-type="string" calcext:value-type="string">
            <text:p>HederaHashgraph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FTM-USD?p=FTM-USD" xlink:type="simple">FTM-USD</text:a></text:p>
          </table:table-cell>
          <table:table-cell office:value-type="string" calcext:value-type="string">
            <text:p>Fantom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HNT1-USD?p=HNT1-USD" xlink:type="simple">HNT1-USD</text:a></text:p>
          </table:table-cell>
          <table:table-cell office:value-type="string" calcext:value-type="string">
            <text:p>Helium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GRT2-USD?p=GRT2-USD" xlink:type="simple">GRT2-USD</text:a></text:p>
          </table:table-cell>
          <table:table-cell office:value-type="string" calcext:value-type="string">
            <text:p>TheGraph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XTZ-USD?p=XTZ-USD" xlink:type="simple">XTZ-USD</text:a></text:p>
          </table:table-cell>
          <table:table-cell office:value-type="string" calcext:value-type="string">
            <text:p>Tezos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XMR-USD?p=XMR-USD" xlink:type="simple">XMR-USD</text:a></text:p>
          </table:table-cell>
          <table:table-cell office:value-type="string" calcext:value-type="string">
            <text:p>Monero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LRC-USD?p=LRC-USD" xlink:type="simple">LRC-USD</text:a></text:p>
          </table:table-cell>
          <table:table-cell office:value-type="string" calcext:value-type="string">
            <text:p>Loopring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MIOTA-USD?p=MIOTA-USD" xlink:type="simple">MIOTA-USD</text:a></text:p>
          </table:table-cell>
          <table:table-cell office:value-type="string" calcext:value-type="string">
            <text:p>IOTA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EOS-USD?p=EOS-USD" xlink:type="simple">EOS-USD</text:a></text:p>
          </table:table-cell>
          <table:table-cell office:value-type="string" calcext:value-type="string">
            <text:p>EOS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FLOW1-USD?p=FLOW1-USD" xlink:type="simple">FLOW1-USD</text:a></text:p>
          </table:table-cell>
          <table:table-cell office:value-type="string" calcext:value-type="string">
            <text:p>FlowDapperLabs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ENJ-USD?p=ENJ-USD" xlink:type="simple">ENJ-USD</text:a></text:p>
          </table:table-cell>
          <table:table-cell office:value-type="string" calcext:value-type="string">
            <text:p>EnjinCoin USD</text:p>
          </table:table-cell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ZEC-USD?p=ZEC-USD" xlink:type="simple">ZEC-USD</text:a></text:p>
          </table:table-cell>
          <table:table-cell office:value-type="string" calcext:value-type="string">
            <text:p>Zcash USD</text:p>
          </table:table-cell>
          <table:table-cell table:number-columns-repeated="10"/>
        </table:table-row>
        <table:table-row table:style-name="ro2" table:visibility="collapse">
          <table:table-cell table:style-name="Default" table:number-columns-repeated="2"/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CAKE-USD?p=CAKE-USD" xlink:type="simple">CAKE-USD</text:a></text:p>
          </table:table-cell>
          <table:table-cell office:value-type="string" calcext:value-type="string">
            <text:p>PancakeSwap USD</text:p>
          </table:table-cell>
          <table:table-cell table:number-columns-repeated="10"/>
        </table:table-row>
        <table:table-row table:style-name="ro2" table:visibility="collapse">
          <table:table-cell table:style-name="Default" table:number-columns-repeated="2"/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AAVE-USD?p=AAVE-USD" xlink:type="simple">AAVE-USD</text:a></text:p>
          </table:table-cell>
          <table:table-cell office:value-type="string" calcext:value-type="string">
            <text:p>Aave USD</text:p>
          </table:table-cell>
          <table:table-cell table:number-columns-repeated="10"/>
        </table:table-row>
        <table:table-row table:style-name="ro2" table:visibility="collapse">
          <table:table-cell table:style-name="Default" table:number-columns-repeated="2"/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MKR-USD?p=MKR-USD" xlink:type="simple">MKR-USD</text:a></text:p>
          </table:table-cell>
          <table:table-cell office:value-type="string" calcext:value-type="string">
            <text:p>Maker USD</text:p>
          </table:table-cell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RUNE-USD?p=RUNE-USD" xlink:type="simple">RUNE-USD</text:a></text:p>
          </table:table-cell>
          <table:table-cell office:value-type="string" calcext:value-type="string">
            <text:p>THORChain USD</text:p>
          </table:table-cell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ONE2-USD?p=ONE2-USD" xlink:type="simple">ONE2-USD</text:a></text:p>
          </table:table-cell>
          <table:table-cell office:value-type="string" calcext:value-type="string">
            <text:p>Harmony USD</text:p>
          </table:table-cell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KDA-USD?p=KDA-USD" xlink:type="simple">KDA-USD</text:a></text:p>
          </table:table-cell>
          <table:table-cell office:value-type="string" calcext:value-type="string">
            <text:p>Kadena USD</text:p>
          </table:table-cell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BSV-USD?p=BSV-USD" xlink:type="simple">BSV-USD</text:a></text:p>
          </table:table-cell>
          <table:table-cell office:value-type="string" calcext:value-type="string">
            <text:p>BitcoinSV USD</text:p>
          </table:table-cell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KSM-USD?p=KSM-USD" xlink:type="simple">KSM-USD</text:a></text:p>
          </table:table-cell>
          <table:table-cell office:value-type="string" calcext:value-type="string">
            <text:p>Kusama USD</text:p>
          </table:table-cell>
          <table:table-cell table:number-columns-repeated="10"/>
        </table:table-row>
        <table:table-row table:style-name="ro2" table:visibility="collapse">
          <table:table-cell office:value-type="string" calcext:value-type="string">
            <text:p><text:a xlink:href="https://finance.yahoo.com/quote/CHZ-USD?p=CHZ-USD" xlink:type="simple">CHZ-USD</text:a></text:p>
          </table:table-cell>
          <table:table-cell office:value-type="string" calcext:value-type="string">
            <text:p>Chiliz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NEO-USD?p=NEO-USD" xlink:type="simple">NEO-USD</text:a></text:p>
          </table:table-cell>
          <table:table-cell office:value-type="string" calcext:value-type="string">
            <text:p>NEO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QNT-USD?p=QNT-USD" xlink:type="simple">QNT-USD</text:a></text:p>
          </table:table-cell>
          <table:table-cell office:value-type="string" calcext:value-type="string">
            <text:p>Quant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AMP1-USD?p=AMP1-USD" xlink:type="simple">AMP1-USD</text:a></text:p>
          </table:table-cell>
          <table:table-cell office:value-type="string" calcext:value-type="string">
            <text:p>Amp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STX1-USD?p=STX1-USD" xlink:type="simple">STX1-USD</text:a></text:p>
          </table:table-cell>
          <table:table-cell office:value-type="string" calcext:value-type="string">
            <text:p>Stacks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CRV-USD?p=CRV-USD" xlink:type="simple">CRV-USD</text:a></text:p>
          </table:table-cell>
          <table:table-cell office:value-type="string" calcext:value-type="string">
            <text:p>CurveDAOToke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HOT1-USD?p=HOT1-USD" xlink:type="simple">HOT1-USD</text:a></text:p>
          </table:table-cell>
          <table:table-cell office:value-type="string" calcext:value-type="string">
            <text:p>Holo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WAVES-USD?p=WAVES-USD" xlink:type="simple">WAVES-USD</text:a></text:p>
          </table:table-cell>
          <table:table-cell office:value-type="string" calcext:value-type="string">
            <text:p>Waves USD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finance.yahoo.com/quote/BAT-USD?p=BAT-USD" xlink:type="simple">BAT-USD</text:a></text:p>
          </table:table-cell>
          <table:table-cell office:value-type="string" calcext:value-type="string">
            <text:p>BasicAttentionToke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BTT1-USD?p=BTT1-USD" xlink:type="simple">BTT1-USD</text:a></text:p>
          </table:table-cell>
          <table:table-cell office:value-type="string" calcext:value-type="string">
            <text:p>BitTorrent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DASH-USD?p=DASH-USD" xlink:type="simple">DASH-USD</text:a></text:p>
          </table:table-cell>
          <table:table-cell office:value-type="string" calcext:value-type="string">
            <text:p>Dash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AR-USD?p=AR-USD" xlink:type="simple">AR-USD</text:a></text:p>
          </table:table-cell>
          <table:table-cell office:value-type="string" calcext:value-type="string">
            <text:p>Arweave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CELO-USD?p=CELO-USD" xlink:type="simple">CELO-USD</text:a></text:p>
          </table:table-cell>
          <table:table-cell office:value-type="string" calcext:value-type="string">
            <text:p>Celo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TFUEL-USD?p=TFUEL-USD" xlink:type="simple">TFUEL-USD</text:a></text:p>
          </table:table-cell>
          <table:table-cell office:value-type="string" calcext:value-type="string">
            <text:p>ThetaFuel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COMP-USD?p=COMP-USD" xlink:type="simple">COMP-USD</text:a></text:p>
          </table:table-cell>
          <table:table-cell office:value-type="string" calcext:value-type="string">
            <text:p>Compound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IOTX-USD?p=IOTX-USD" xlink:type="simple">IOTX-USD</text:a></text:p>
          </table:table-cell>
          <table:table-cell office:value-type="string" calcext:value-type="string">
            <text:p>IoTeX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XEM-USD?p=XEM-USD" xlink:type="simple">XEM-USD</text:a></text:p>
          </table:table-cell>
          <table:table-cell office:value-type="string" calcext:value-type="string">
            <text:p>NEM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QTUM-USD?p=QTUM-USD" xlink:type="simple">QTUM-USD</text:a></text:p>
          </table:table-cell>
          <table:table-cell office:value-type="string" calcext:value-type="string">
            <text:p>Qtum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WAXP-USD?p=WAXP-USD" xlink:type="simple">WAXP-USD</text:a></text:p>
          </table:table-cell>
          <table:table-cell office:value-type="string" calcext:value-type="string">
            <text:p>WAX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TUSD-USD?p=TUSD-USD" xlink:type="simple">TUSD-USD</text:a></text:p>
          </table:table-cell>
          <table:table-cell office:value-type="string" calcext:value-type="string">
            <text:p>TrueUSD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DCR-USD?p=DCR-USD" xlink:type="simple">DCR-USD</text:a></text:p>
          </table:table-cell>
          <table:table-cell office:value-type="string" calcext:value-type="string">
            <text:p>Decred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ZEN-USD?p=ZEN-USD" xlink:type="simple">ZEN-USD</text:a></text:p>
          </table:table-cell>
          <table:table-cell office:value-type="string" calcext:value-type="string">
            <text:p>Horize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CTC1-USD?p=CTC1-USD" xlink:type="simple">CTC1-USD</text:a></text:p>
          </table:table-cell>
          <table:table-cell office:value-type="string" calcext:value-type="string">
            <text:p>Creditco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ANKR-USD?p=ANKR-USD" xlink:type="simple">ANKR-USD</text:a></text:p>
          </table:table-cell>
          <table:table-cell office:value-type="string" calcext:value-type="string">
            <text:p>Ankr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ICX-USD?p=ICX-USD" xlink:type="simple">ICX-USD</text:a></text:p>
          </table:table-cell>
          <table:table-cell office:value-type="string" calcext:value-type="string">
            <text:p>ICO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XDC-USD?p=XDC-USD" xlink:type="simple">XDC-USD</text:a></text:p>
          </table:table-cell>
          <table:table-cell office:value-type="string" calcext:value-type="string">
            <text:p>XinFinNetwork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SC-USD?p=SC-USD" xlink:type="simple">SC-USD</text:a></text:p>
          </table:table-cell>
          <table:table-cell office:value-type="string" calcext:value-type="string">
            <text:p>Siaco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ROSE-USD?p=ROSE-USD" xlink:type="simple">ROSE-USD</text:a></text:p>
          </table:table-cell>
          <table:table-cell office:value-type="string" calcext:value-type="string">
            <text:p>OasisNetwork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OMG-USD?p=OMG-USD" xlink:type="simple">OMG-USD</text:a></text:p>
          </table:table-cell>
          <table:table-cell office:value-type="string" calcext:value-type="string">
            <text:p>OmiseGO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VGX-USD?p=VGX-USD" xlink:type="simple">VGX-USD</text:a></text:p>
          </table:table-cell>
          <table:table-cell office:value-type="string" calcext:value-type="string">
            <text:p>VoyagerToke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YFI-USD?p=YFI-USD" xlink:type="simple">YFI-USD</text:a></text:p>
          </table:table-cell>
          <table:table-cell office:value-type="string" calcext:value-type="string">
            <text:p>yearnfinance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RVN-USD?p=RVN-USD" xlink:type="simple">RVN-USD</text:a></text:p>
          </table:table-cell>
          <table:table-cell office:value-type="string" calcext:value-type="string">
            <text:p>Ravencoi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ZIL-USD?p=ZIL-USD" xlink:type="simple">ZIL-USD</text:a></text:p>
          </table:table-cell>
          <table:table-cell office:value-type="string" calcext:value-type="string">
            <text:p>Zilliqa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OMI-USD?p=OMI-USD" xlink:type="simple">OMI-USD</text:a></text:p>
          </table:table-cell>
          <table:table-cell office:value-type="string" calcext:value-type="string">
            <text:p>ECOMI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BTG-USD?p=BTG-USD" xlink:type="simple">BTG-USD</text:a></text:p>
          </table:table-cell>
          <table:table-cell office:value-type="string" calcext:value-type="string">
            <text:p>BitcoinGold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STORJ-USD?p=STORJ-USD" xlink:type="simple">STORJ-USD</text:a></text:p>
          </table:table-cell>
          <table:table-cell office:value-type="string" calcext:value-type="string">
            <text:p>Storj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CEL-USD?p=CEL-USD" xlink:type="simple">CEL-USD</text:a></text:p>
          </table:table-cell>
          <table:table-cell office:value-type="string" calcext:value-type="string">
            <text:p>Celsius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ZRX-USD?p=ZRX-USD" xlink:type="simple">ZRX-USD</text:a></text:p>
          </table:table-cell>
          <table:table-cell office:value-type="string" calcext:value-type="string">
            <text:p>0x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CCXX-USD?p=CCXX-USD" xlink:type="simple">CCXX-USD</text:a></text:p>
          </table:table-cell>
          <table:table-cell office:value-type="string" calcext:value-type="string">
            <text:p>CounosX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BNT-USD?p=BNT-USD" xlink:type="simple">BNT-USD</text:a></text:p>
          </table:table-cell>
          <table:table-cell office:value-type="string" calcext:value-type="string">
            <text:p>Bancor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SUSHI-USD?p=SUSHI-USD" xlink:type="simple">SUSHI-USD</text:a></text:p>
          </table:table-cell>
          <table:table-cell office:value-type="string" calcext:value-type="string">
            <text:p>Sushi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UMA-USD?p=UMA-USD" xlink:type="simple">UMA-USD</text:a></text:p>
          </table:table-cell>
          <table:table-cell office:value-type="string" calcext:value-type="string">
            <text:p>UMA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DFI-USD?p=DFI-USD" xlink:type="simple">DFI-USD</text:a></text:p>
          </table:table-cell>
          <table:table-cell office:value-type="string" calcext:value-type="string">
            <text:p>DeFiChain USD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finance.yahoo.com/quote/SNX-USD?p=SNX-USD" xlink:type="simple">SNX-USD</text:a></text:p>
          </table:table-cell>
          <table:table-cell office:value-type="string" calcext:value-type="string">
            <text:p>SynthetixNetworkToken US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quote/VLX-USD?p=VLX-USD" xlink:type="simple">VLX-USD</text:a></text:p>
          </table:table-cell>
          <table:table-cell office:value-type="string" calcext:value-type="string">
            <text:p>Velas USD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3" office:value-type="string" calcext:value-type="string">
            <text:p/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<text:a xlink:href="https://finance.yahoo.com/chart/VLX-USD?p=VLX-USD" xlink:type="simple"> </text:a>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8:02:43.57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7T14:24:43.590000000</dc:date>
    <meta:editing-duration>PT20H26M41S</meta:editing-duration>
    <meta:editing-cycles>2</meta:editing-cycles>
    <meta:generator>LibreOffice/7.2.2.2$Windows_X86_64 LibreOffice_project/02b2acce88a210515b4a5bb2e46cbfb63fe97d56</meta:generator>
    <meta:document-statistic meta:table-count="1" meta:cell-count="214" meta:object-count="81"/>
  </office:meta>
</office:document-meta>
</file>